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2.87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Algorithm</text:p>
          </table:table-cell>
          <table:table-cell table:style-name="Default" office:value-type="string" calcext:value-type="string">
            <text:p>Normal ACC</text:p>
          </table:table-cell>
          <table:table-cell table:style-name="Default" office:value-type="string" calcext:value-type="string">
            <text:p>Extra trees ACC</text:p>
          </table:table-cell>
        </table:table-row>
        <table:table-row table:style-name="ro1">
          <table:table-cell office:value-type="string" calcext:value-type="string">
            <text:p>Naive-Bayes</text:p>
          </table:table-cell>
          <table:table-cell office:value-type="percentage" office:value="0.88" calcext:value-type="percentage">
            <text:p>88,00%</text:p>
          </table:table-cell>
          <table:table-cell office:value-type="percentage" office:value="0.865" calcext:value-type="percentage">
            <text:p>86,50%</text:p>
          </table:table-cell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percentage" office:value="0.927" calcext:value-type="percentage">
            <text:p>92,70%</text:p>
          </table:table-cell>
          <table:table-cell office:value-type="percentage" office:value="0.931" calcext:value-type="percentage">
            <text:p>93,10%</text:p>
          </table:table-cell>
        </table:table-row>
        <table:table-row table:style-name="ro1">
          <table:table-cell office:value-type="string" calcext:value-type="string">
            <text:p>Support Vector Machine</text:p>
          </table:table-cell>
          <table:table-cell office:value-type="percentage" office:value="0.807" calcext:value-type="percentage">
            <text:p>80,70%</text:p>
          </table:table-cell>
          <table:table-cell office:value-type="percentage" office:value="0.821" calcext:value-type="percentage">
            <text:p>82,10%</text:p>
          </table:table-cell>
        </table:table-row>
        <table:table-row table:style-name="ro1">
          <table:table-cell office:value-type="string" calcext:value-type="string">
            <text:p>K-nearest neighbors</text:p>
          </table:table-cell>
          <table:table-cell office:value-type="percentage" office:value="0.613" calcext:value-type="percentage">
            <text:p>61,30%</text:p>
          </table:table-cell>
          <table:table-cell office:value-type="percentage" office:value="0.635" calcext:value-type="percentage">
            <text:p>63,5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2T21:12:56.038000000</meta:creation-date>
    <dc:date>2023-03-13T22:51:00.851000000</dc:date>
    <meta:editing-duration>PT51M39S</meta:editing-duration>
    <meta:editing-cycles>2</meta:editing-cycles>
    <meta:generator>LibreOffice/7.4.3.2$Windows_X86_64 LibreOffice_project/1048a8393ae2eeec98dff31b5c133c5f1d08b890</meta:generator>
    <meta:document-statistic meta:table-count="1" meta:cell-count="15" meta:object-count="0"/>
  </office:meta>
</office:document-meta>
</file>